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1]오라클 사이트 가입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) 홈페이지 회원가입하기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1-01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1]오라클 사이트 가입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2) 계정확인 후 로그인하기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1-02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2] 오라클 11g 다운로드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) 다운로드 메뉴로 이동하기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2-01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2] 오라클 11g 다운로드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2) 운영체제에 맞는 설피 파일 선택하기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2-02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2] 오라클 11g 다운로드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3) 다운로드한 파일 정리하기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2-03a / 2-03b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3] 오라클 11g 설치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4">1) 설치하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3-01a/3-01b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3] 오라클 11g 설치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2) 설치옵션 설정하기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3-02a/3-02b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3] 오라클 11g 설치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3) 기본구성 설치하기</text:p>
            <text:p><text:s text:c="4"/>-데이터베이스 버전: Enterprise Edition</text:p>
            <text:p><text:s text:c="4"/>-전역 데이터베이스 이름: 아무거나</text:p>
            <text:p><text:s text:c="4"/>-관리 비밀번호와 비밀번호 확인: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3-03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3]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4) 제품설치 진행하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3-04a/3-04b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[3]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>5) 설치완료하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3-05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01:24.751462410</meta:creation-date>
    <dc:date>2018-05-24T17:34:04.441466895</dc:date>
    <meta:editing-duration>PT9M18S</meta:editing-duration>
    <meta:editing-cycles>2</meta:editing-cycles>
    <meta:generator>LibreOffice/5.1.6.2$Linux_X86_64 LibreOffice_project/10m0$Build-2</meta:generator>
    <meta:document-statistic meta:object-count="101"/>
  </office:meta>
</office:document-meta>
</file>